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6.306cm" style:rel-column-width="24308*"/>
    </style:style>
    <style:style style:name="表1.C" style:family="table-column">
      <style:table-column-properties style:column-width="9.569cm" style:rel-column-width="3688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5cm" style:rel-column-width="4338*"/>
    </style:style>
    <style:style style:name="表2.B" style:family="table-column">
      <style:table-column-properties style:column-width="6.306cm" style:rel-column-width="24308*"/>
    </style:style>
    <style:style style:name="表2.C" style:family="table-column">
      <style:table-column-properties style:column-width="9.569cm" style:rel-column-width="3688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5cm" style:rel-column-width="4338*"/>
    </style:style>
    <style:style style:name="表3.B" style:family="table-column">
      <style:table-column-properties style:column-width="6.306cm" style:rel-column-width="24308*"/>
    </style:style>
    <style:style style:name="表3.C" style:family="table-column">
      <style:table-column-properties style:column-width="9.569cm" style:rel-column-width="3688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5cm" style:rel-column-width="4338*"/>
    </style:style>
    <style:style style:name="表4.B" style:family="table-column">
      <style:table-column-properties style:column-width="6.306cm" style:rel-column-width="24308*"/>
    </style:style>
    <style:style style:name="表4.C" style:family="table-column">
      <style:table-column-properties style:column-width="9.569cm" style:rel-column-width="36889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125cm" style:rel-column-width="4338*"/>
    </style:style>
    <style:style style:name="表5.B" style:family="table-column">
      <style:table-column-properties style:column-width="6.306cm" style:rel-column-width="24308*"/>
    </style:style>
    <style:style style:name="表5.C" style:family="table-column">
      <style:table-column-properties style:column-width="9.569cm" style:rel-column-width="36889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5cm" style:rel-column-width="4338*"/>
    </style:style>
    <style:style style:name="表6.B" style:family="table-column">
      <style:table-column-properties style:column-width="6.306cm" style:rel-column-width="24308*"/>
    </style:style>
    <style:style style:name="表6.C" style:family="table-column">
      <style:table-column-properties style:column-width="9.569cm" style:rel-column-width="36889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8.878cm" fo:margin-left="1.792cm" fo:margin-right="6.331cm" table:align="margins"/>
    </style:style>
    <style:style style:name="表7.A" style:family="table-column">
      <style:table-column-properties style:column-width="8.878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6.306cm" style:rel-column-width="24308*"/>
    </style:style>
    <style:style style:name="表8.C" style:family="table-column">
      <style:table-column-properties style:column-width="9.569cm" style:rel-column-width="36889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8.878cm" fo:margin-left="1.792cm" fo:margin-right="6.331cm" table:align="margins"/>
    </style:style>
    <style:style style:name="表9.A" style:family="table-column">
      <style:table-column-properties style:column-width="8.878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5cm" style:rel-column-width="4338*"/>
    </style:style>
    <style:style style:name="表10.B" style:family="table-column">
      <style:table-column-properties style:column-width="6.306cm" style:rel-column-width="24308*"/>
    </style:style>
    <style:style style:name="表10.C" style:family="table-column">
      <style:table-column-properties style:column-width="9.569cm" style:rel-column-width="36889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8.878cm" fo:margin-left="1.792cm" fo:margin-right="6.331cm" table:align="margins"/>
    </style:style>
    <style:style style:name="表11.A" style:family="table-column">
      <style:table-column-properties style:column-width="8.878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125cm" style:rel-column-width="4338*"/>
    </style:style>
    <style:style style:name="表12.B" style:family="table-column">
      <style:table-column-properties style:column-width="6.306cm" style:rel-column-width="24308*"/>
    </style:style>
    <style:style style:name="表12.C" style:family="table-column">
      <style:table-column-properties style:column-width="9.569cm" style:rel-column-width="36889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8.878cm" fo:margin-left="1.792cm" fo:margin-right="6.331cm" table:align="margins"/>
    </style:style>
    <style:style style:name="表13.A" style:family="table-column">
      <style:table-column-properties style:column-width="8.878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5cm" style:rel-column-width="4338*"/>
    </style:style>
    <style:style style:name="表14.B" style:family="table-column">
      <style:table-column-properties style:column-width="6.306cm" style:rel-column-width="24308*"/>
    </style:style>
    <style:style style:name="表14.C" style:family="table-column">
      <style:table-column-properties style:column-width="9.569cm" style:rel-column-width="36889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8.878cm" fo:margin-left="1.792cm" fo:margin-right="6.331cm" table:align="margins"/>
    </style:style>
    <style:style style:name="表15.A" style:family="table-column">
      <style:table-column-properties style:column-width="8.878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6.306cm" style:rel-column-width="24308*"/>
    </style:style>
    <style:style style:name="表16.C" style:family="table-column">
      <style:table-column-properties style:column-width="9.569cm" style:rel-column-width="36889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8.878cm" fo:margin-left="1.792cm" fo:margin-right="6.331cm" table:align="margins"/>
    </style:style>
    <style:style style:name="表17.A" style:family="table-column">
      <style:table-column-properties style:column-width="8.878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5cm" style:rel-column-width="4338*"/>
    </style:style>
    <style:style style:name="表18.B" style:family="table-column">
      <style:table-column-properties style:column-width="6.306cm" style:rel-column-width="24308*"/>
    </style:style>
    <style:style style:name="表18.C" style:family="table-column">
      <style:table-column-properties style:column-width="9.569cm" style:rel-column-width="36889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8.878cm" fo:margin-left="1.792cm" fo:margin-right="6.331cm" table:align="margins"/>
    </style:style>
    <style:style style:name="表19.A" style:family="table-column">
      <style:table-column-properties style:column-width="8.878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5cm" style:rel-column-width="4338*"/>
    </style:style>
    <style:style style:name="表20.B" style:family="table-column">
      <style:table-column-properties style:column-width="6.306cm" style:rel-column-width="24308*"/>
    </style:style>
    <style:style style:name="表20.C" style:family="table-column">
      <style:table-column-properties style:column-width="9.569cm" style:rel-column-width="36889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8.878cm" fo:margin-left="1.792cm" fo:margin-right="6.331cm" table:align="margins"/>
    </style:style>
    <style:style style:name="表21.A" style:family="table-column">
      <style:table-column-properties style:column-width="8.878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5cm" style:rel-column-width="4338*"/>
    </style:style>
    <style:style style:name="表22.B" style:family="table-column">
      <style:table-column-properties style:column-width="6.306cm" style:rel-column-width="24308*"/>
    </style:style>
    <style:style style:name="表22.C" style:family="table-column">
      <style:table-column-properties style:column-width="9.569cm" style:rel-column-width="36889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8.878cm" fo:margin-left="1.792cm" fo:margin-right="6.331cm" table:align="margins"/>
    </style:style>
    <style:style style:name="表23.A" style:family="table-column">
      <style:table-column-properties style:column-width="8.878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5cm" style:rel-column-width="4338*"/>
    </style:style>
    <style:style style:name="表24.B" style:family="table-column">
      <style:table-column-properties style:column-width="6.306cm" style:rel-column-width="24308*"/>
    </style:style>
    <style:style style:name="表24.C" style:family="table-column">
      <style:table-column-properties style:column-width="9.569cm" style:rel-column-width="36889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8.878cm" fo:margin-left="1.792cm" fo:margin-right="6.331cm" table:align="margins"/>
    </style:style>
    <style:style style:name="表25.A" style:family="table-column">
      <style:table-column-properties style:column-width="8.878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6.306cm" style:rel-column-width="24308*"/>
    </style:style>
    <style:style style:name="表26.C" style:family="table-column">
      <style:table-column-properties style:column-width="9.569cm" style:rel-column-width="36889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8.878cm" fo:margin-left="1.792cm" fo:margin-right="6.331cm" table:align="margins"/>
    </style:style>
    <style:style style:name="表27.A" style:family="table-column">
      <style:table-column-properties style:column-width="8.878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5cm" style:rel-column-width="4338*"/>
    </style:style>
    <style:style style:name="表28.B" style:family="table-column">
      <style:table-column-properties style:column-width="6.306cm" style:rel-column-width="24308*"/>
    </style:style>
    <style:style style:name="表28.C" style:family="table-column">
      <style:table-column-properties style:column-width="9.569cm" style:rel-column-width="36889*"/>
    </style:style>
    <style:style style:name="表2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0.58cm" style:rel-column-width="2237*"/>
    </style:style>
    <style:style style:name="表29.B" style:family="table-column">
      <style:table-column-properties style:column-width="11.472cm" style:rel-column-width="44224*"/>
    </style:style>
    <style:style style:name="表29.C" style:family="table-column">
      <style:table-column-properties style:column-width="4.948cm" style:rel-column-width="19074*"/>
    </style:style>
    <style:style style:name="表2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#99ff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9.C1" style:family="table-cell">
      <style:table-cell-properties fo:padding="0.097cm" fo:border="0.002cm solid #000000"/>
    </style:style>
    <style:style style:name="表2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background-color="#99ff66" fo:padding="0.097cm" fo:border-left="0.002cm solid #000000" fo:border-right="none" fo:border-top="none" fo:border-bottom="0.002cm solid #000000">
        <style:background-image/>
      </style:table-cell-properties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B16" style:family="table-cell">
      <style:table-cell-properties fo:padding="0.097cm" fo:border-left="0.002cm solid #000000" fo:border-right="none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646cm" style:rel-column-width="6344*"/>
    </style:style>
    <style:style style:name="表30.B" style:family="table-column">
      <style:table-column-properties style:column-width="15.355cm" style:rel-column-width="59191*"/>
    </style:style>
    <style:style style:name="表3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background-color="#ffff99" fo:padding="0.097cm" fo:border="0.002cm solid #000000">
        <style:background-image/>
      </style:table-cell-properties>
    </style:style>
    <style:style style:name="表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0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8.878cm" fo:margin-left="1.792cm" fo:margin-right="6.331cm" table:align="margins"/>
    </style:style>
    <style:style style:name="表31.A" style:family="table-column">
      <style:table-column-properties style:column-width="8.878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125cm" style:rel-column-width="4338*"/>
    </style:style>
    <style:style style:name="表32.B" style:family="table-column">
      <style:table-column-properties style:column-width="6.306cm" style:rel-column-width="24308*"/>
    </style:style>
    <style:style style:name="表32.C" style:family="table-column">
      <style:table-column-properties style:column-width="9.569cm" style:rel-column-width="36889*"/>
    </style:style>
    <style:style style:name="表3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24pt" style:font-size-asian="24pt" style:font-size-complex="24pt"/>
    </style:style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 style:list-style-name="L1">
      <style:text-properties fo:font-size="24pt" style:font-size-asian="24pt" style:font-size-complex="24pt"/>
    </style:style>
    <style:style style:name="P4" style:family="paragraph" style:parent-style-name="Standard" style:list-style-name="L2">
      <style:text-properties fo:font-size="24pt" style:font-size-asian="24pt" style:font-size-complex="24pt"/>
    </style:style>
    <style:style style:name="P5" style:family="paragraph" style:parent-style-name="Standard" style:list-style-name="L3">
      <style:text-properties fo:font-size="24pt" style:font-size-asian="24pt" style:font-size-complex="24pt"/>
    </style:style>
    <style:style style:name="P6" style:family="paragraph" style:parent-style-name="Standard" style:list-style-name="L4">
      <style:text-properties fo:font-size="24pt" style:font-size-asian="24pt" style:font-size-complex="24pt"/>
    </style:style>
    <style:style style:name="P7" style:family="paragraph" style:parent-style-name="Standard" style:list-style-name="L5">
      <style:text-properties fo:font-size="24pt" style:font-size-asian="24pt" style:font-size-complex="24pt"/>
    </style:style>
    <style:style style:name="P8" style:family="paragraph" style:parent-style-name="Standard" style:list-style-name="L6">
      <style:text-properties fo:font-size="24pt" style:font-size-asian="24pt" style:font-size-complex="24pt"/>
    </style:style>
    <style:style style:name="P9" style:family="paragraph" style:parent-style-name="Standard" style:list-style-name="L7">
      <style:text-properties fo:font-size="24pt" style:font-size-asian="24pt" style:font-size-complex="24pt"/>
    </style:style>
    <style:style style:name="P10" style:family="paragraph" style:parent-style-name="Standard" style:list-style-name="L8">
      <style:text-properties fo:font-size="24pt" style:font-size-asian="24pt" style:font-size-complex="24pt"/>
    </style:style>
    <style:style style:name="P11" style:family="paragraph" style:parent-style-name="Standard" style:list-style-name="L9">
      <style:text-properties fo:font-size="24pt" style:font-size-asian="24pt" style:font-size-complex="24pt"/>
    </style:style>
    <style:style style:name="P12" style:family="paragraph" style:parent-style-name="Standard" style:list-style-name="L10">
      <style:text-properties fo:font-size="24pt" style:font-size-asian="24pt" style:font-size-complex="24pt"/>
    </style:style>
    <style:style style:name="P13" style:family="paragraph" style:parent-style-name="Standard" style:list-style-name="L11">
      <style:text-properties fo:font-size="24pt" style:font-size-asian="24pt" style:font-size-complex="24pt"/>
    </style:style>
    <style:style style:name="P14" style:family="paragraph" style:parent-style-name="Standard" style:list-style-name="L12">
      <style:text-properties fo:font-size="24pt" style:font-size-asian="24pt" style:font-size-complex="24pt"/>
    </style:style>
    <style:style style:name="P15" style:family="paragraph" style:parent-style-name="Standard" style:list-style-name="L3">
      <style:text-properties fo:color="#3333ff" fo:font-size="24pt" style:font-size-asian="24pt" style:language-asian="ja" style:country-asian="JP" style:font-size-complex="24pt"/>
    </style:style>
    <style:style style:name="P16" style:family="paragraph" style:parent-style-name="Standard">
      <style:text-properties fo:color="#3333ff" fo:font-size="24pt" style:font-size-asian="24pt" style:font-size-complex="24pt"/>
    </style:style>
    <style:style style:name="P17" style:family="paragraph" style:parent-style-name="Standard">
      <style:text-properties fo:color="#000000" fo:font-size="24pt" style:font-size-asian="24pt" style:language-asian="ja" style:country-asian="JP" style:font-size-complex="24pt"/>
    </style:style>
    <style:style style:name="P18" style:family="paragraph" style:parent-style-name="Standard">
      <style:text-properties fo:color="#000000" fo:font-size="24pt" style:font-size-asian="24pt" style:font-size-complex="24pt"/>
    </style:style>
    <style:style style:name="P19" style:family="paragraph" style:parent-style-name="Standard">
      <style:text-properties fo:color="#009933" fo:font-size="24pt" style:font-size-asian="24pt" style:font-size-complex="24pt"/>
    </style:style>
    <style:style style:name="P20" style:family="paragraph" style:parent-style-name="Standard">
      <style:text-properties fo:font-size="20pt" style:font-size-asian="20pt" style:font-size-complex="20pt"/>
    </style:style>
    <style:style style:name="P21" style:family="paragraph" style:parent-style-name="Standard">
      <style:text-properties fo:font-size="18pt" style:font-size-asian="18pt" style:font-size-complex="18pt"/>
    </style:style>
    <style:style style:name="P22" style:family="paragraph" style:parent-style-name="Standard">
      <style:text-properties fo:font-size="22pt" style:font-size-asian="22pt" style:font-size-complex="22pt"/>
    </style:style>
    <style:style style:name="P2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6pt" fo:font-style="normal" style:text-underline-style="none" fo:font-weight="normal" style:text-blinking="false" fo:background-color="#ffff99" style:font-name-asian="Arial1" style:font-size-asian="26pt" style:language-asian="ja" style:country-asian="JP" style:font-style-asian="normal" style:font-weight-asian="normal" style:font-size-complex="26pt"/>
    </style:style>
    <style:style style:name="P2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language-asian="ja" style:country-asian="JP"/>
    </style:style>
    <style:style style:name="T3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4" style:family="text">
      <style:text-properties fo:font-variant="normal" fo:text-transform="none" fo:color="#000000" fo:font-size="24pt" fo:letter-spacing="normal" style:font-name-asian="Roboto" style:font-size-asian="24pt" style:font-style-asian="normal" style:font-weight-asian="normal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language-asian="ja" style:country-asian="JP"/>
    </style:style>
    <style:style style:name="T7" style:family="text">
      <style:text-properties fo:color="#3333ff"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20210208_102419=================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/>
          </table:table-cell>
          <table:table-cell table:style-name="表1.A1" office:value-type="string">
            <text:p text:style-name="P20">where is the toilet?</text:p>
          </table:table-cell>
          <table:table-cell table:style-name="表1.C1" office:value-type="string">
            <text:p text:style-name="P20">nhà vệ sinh ở đâu vậy? 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0">it is next to this resting room.</text:p>
          </table:table-cell>
          <table:table-cell table:style-name="表1.C2" office:value-type="string">
            <text:p text:style-name="P20">nó ở bên[측면 cạnh[가장자리 phòng[room ngơi[rest này.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you go out of that door,</text:p>
          </table:table-cell>
          <table:table-cell table:style-name="表1.C2" office:value-type="string">
            <text:p text:style-name="P2">bạn đi[go ra[get-out~1 khỏi[kooi cánh[문~1 cửa đó[that,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you turn to the left.</text:p>
          </table:table-cell>
          <table:table-cell table:style-name="表1.C2" office:value-type="string">
            <text:p text:style-name="P2">bạn rẽ[회전 sang[...에 trái[왼쪽.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then, you turn to the right</text:p>
          </table:table-cell>
          <table:table-cell table:style-name="表1.C2" office:value-type="string">
            <text:p text:style-name="P2">sau[후 đó, bạn rẽ sang phải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it is there.</text:p>
          </table:table-cell>
          <table:table-cell table:style-name="表1.C2" office:value-type="string">
            <text:p text:style-name="P2">nó ở đó.</text:p>
          </table:table-cell>
        </table:table-row>
      </table:table>
      <text:p text:style-name="P2"/>
      <text:p text:style-name="P2">//20210208_102446</text:p>
      <text:p text:style-name="P2"/>
      <text:p text:style-name="P2"/>
      <text:p text:style-name="P23"/>
      <text:p text:style-name="P2"/>
      <text:p text:style-name="P16">20210209_084718=================</text:p>
      <text:list xml:id="list2686732343067140756" text:style-name="L1">
        <text:list-item>
          <text:p text:style-name="P3">#r:20210208_102419</text:p>
        </text:list-item>
        <text:list-item>
          <text:p text:style-name="P3"/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">1</text:p>
          </table:table-cell>
          <table:table-cell table:style-name="表2.B1" office:value-type="string">
            <text:p text:style-name="P20">i want to drink a hot drink.</text:p>
          </table:table-cell>
          <table:table-cell table:style-name="表2.C1" office:value-type="string">
            <text:p text:style-name="P20">tôi[나는-마시고-싶다~2 muốn uống một thức[음료수~1 uống nóng[뜨거운.</text:p>
          </table:table-cell>
        </table:table-row>
        <text:soft-page-break/>
        <table:table-row>
          <table:table-cell table:style-name="表2.A2" office:value-type="float" office:value="2">
            <text:p text:style-name="P1">2</text:p>
          </table:table-cell>
          <table:table-cell table:style-name="表2.B2" office:value-type="string">
            <text:p text:style-name="P20">i want to eat some hot food.</text:p>
          </table:table-cell>
          <table:table-cell table:style-name="表2.C2" office:value-type="string">
            <text:p text:style-name="P20">tôi muốn ăn một số thức ăn nóng.</text:p>
          </table:table-cell>
        </table:table-row>
        <table:table-row>
          <table:table-cell table:style-name="表2.A2" office:value-type="float" office:value="3">
            <text:p text:style-name="P1">3</text:p>
          </table:table-cell>
          <table:table-cell table:style-name="表2.B2" office:value-type="string">
            <text:p text:style-name="P20">are you feeling sick?</text:p>
          </table:table-cell>
          <table:table-cell table:style-name="表2.C2" office:value-type="string">
            <text:p text:style-name="P20">bạn có cảm[느낌~1 thấy như[like bị[ill~1 bệnh[bei` không?</text:p>
          </table:table-cell>
        </table:table-row>
      </table:table>
      <text:list xml:id="list33604527" text:continue-numbering="true" text:style-name="L1">
        <text:list-item>
          <text:p text:style-name="P3"/>
        </text:list-item>
      </text:list>
      <text:p text:style-name="P2"/>
      <text:p text:style-name="P23"/>
      <text:p text:style-name="P16">XXXX=================</text:p>
      <text:p text:style-name="P18">myself / langs : vietnamese / phrases-1 / <text:span text:style-name="T2">20210211_103142</text:span></text:p>
      <text:list xml:id="list398519234610946855" text:style-name="L2">
        <text:list-item>
          <text:p text:style-name="P4">#r:20210209_091227</text:p>
        </text:list-item>
        <text:list-item>
          <text:p text:style-name="P4">#r:20210209_084718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">1</text:p>
          </table:table-cell>
          <table:table-cell table:style-name="表3.B1" office:value-type="string">
            <text:p text:style-name="P2">he broke his arm. </text:p>
          </table:table-cell>
          <table:table-cell table:style-name="表3.C1" office:value-type="string">
            <text:p text:style-name="P2">anh[그는-고통 -다~2 ấy bị[부서진~1 gãy tay[손.</text:p>
          </table:table-cell>
        </table:table-row>
        <table:table-row>
          <table:table-cell table:style-name="表3.A2" office:value-type="float" office:value="2">
            <text:p text:style-name="P1">2</text:p>
          </table:table-cell>
          <table:table-cell table:style-name="表3.B2" office:value-type="string">
            <text:p text:style-name="P2">he needs help.</text:p>
          </table:table-cell>
          <table:table-cell table:style-name="表3.C2" office:value-type="string">
            <text:p text:style-name="Standard"><text:span text:style-name="T1">anh ấy cần[필요한-것 giúp[</text:span><text:span text:style-name="T3">도움</text:span><text:span text:style-name="T4">~1</text:span> <text:span text:style-name="T1"><text:s/>đỡ.</text:span></text:p>
          </table:table-cell>
        </table:table-row>
        <table:table-row>
          <table:table-cell table:style-name="表3.A2" office:value-type="float" office:value="3">
            <text:p text:style-name="P1">3</text:p>
          </table:table-cell>
          <table:table-cell table:style-name="表3.B2" office:value-type="string">
            <text:p text:style-name="P2">she broke her leg.</text:p>
          </table:table-cell>
          <table:table-cell table:style-name="表3.C2" office:value-type="string">
            <text:p text:style-name="P2">chân[그녀의 발~2 cô ấy bị gãy[부서진 rồi[이미.</text:p>
          </table:table-cell>
        </table:table-row>
        <table:table-row>
          <table:table-cell table:style-name="表3.A2" office:value-type="float" office:value="4">
            <text:p text:style-name="P1">4</text:p>
          </table:table-cell>
          <table:table-cell table:style-name="表3.B2" office:value-type="string">
            <text:p text:style-name="P2">he fell from the floor.</text:p>
          </table:table-cell>
          <table:table-cell table:style-name="表3.C2" office:value-type="string">
            <text:p text:style-name="P2">anh ấy rơi[~에서 떨어지다~1 từ trên[의 위에 sàn[바닥 아래로~1 xuống.</text:p>
          </table:table-cell>
        </table:table-row>
        <table:table-row>
          <table:table-cell table:style-name="表3.A2" office:value-type="float" office:value="5">
            <text:p text:style-name="P1">5</text:p>
          </table:table-cell>
          <table:table-cell table:style-name="表3.B2" office:value-type="string">
            <text:p text:style-name="P2">she went to the upstairs.</text:p>
          </table:table-cell>
          <table:table-cell table:style-name="表3.C2" office:value-type="string">
            <text:p text:style-name="P2">cô ấy đi lên[쪽으로 tầng[층 trên[의 위에.</text:p>
          </table:table-cell>
        </table:table-row>
      </table:table>
      <text:p text:style-name="P2"><text:soft-page-break/>//20210211_105918</text:p>
      <text:p text:style-name="P2"/>
      <text:p text:style-name="P24"/>
      <text:p text:style-name="P16">XXXX=================</text:p>
      <text:p text:style-name="P16">myself / langs : vietnamese / phrases-1 / <text:span text:style-name="T2">20210212_124415</text:span></text:p>
      <text:list xml:id="list4207667200612531425" text:style-name="L3">
        <text:list-item>
          <text:p text:style-name="P5">#r:20210211_103142</text:p>
        </text:list-item>
        <text:list-item>
          <text:p text:style-name="P5">#r:20210209_084718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">1</text:p>
          </table:table-cell>
          <table:table-cell table:style-name="表4.B1" office:value-type="string">
            <text:p text:style-name="P2">a wood board fell on him</text:p>
          </table:table-cell>
          <table:table-cell table:style-name="表4.C1" office:value-type="string">
            <text:p text:style-name="P2">một tấm[플레이트 gỗ[나무 rơi vào anh ta.</text:p>
          </table:table-cell>
        </table:table-row>
        <table:table-row>
          <table:table-cell table:style-name="表4.A2" office:value-type="float" office:value="2">
            <text:p text:style-name="P1">2</text:p>
          </table:table-cell>
          <table:table-cell table:style-name="表4.B2" office:value-type="string">
            <text:p text:style-name="P2">the floor is very slippery.</text:p>
          </table:table-cell>
          <table:table-cell table:style-name="表4.C2" office:value-type="string">
            <text:p text:style-name="P2">sàn nhà rất trơn[미끄러운.</text:p>
          </table:table-cell>
        </table:table-row>
        <table:table-row>
          <table:table-cell table:style-name="表4.A2" office:value-type="float" office:value="3">
            <text:p text:style-name="P1">3</text:p>
          </table:table-cell>
          <table:table-cell table:style-name="表4.B2" office:value-type="string">
            <text:p text:style-name="P2">I did not eat supper yesterday.</text:p>
          </table:table-cell>
          <table:table-cell table:style-name="表4.C2" office:value-type="string">
            <text:p text:style-name="P2">Tôi đã không ăn bữa[식사 tối[밤 hôm[어제~1 qua.</text:p>
          </table:table-cell>
        </table:table-row>
        <table:table-row>
          <table:table-cell table:style-name="表4.A2" office:value-type="float" office:value="4">
            <text:p text:style-name="P1">4</text:p>
          </table:table-cell>
          <table:table-cell table:style-name="表4.B2" office:value-type="string">
            <text:p text:style-name="P2">this iron rod is very heavy.</text:p>
          </table:table-cell>
          <table:table-cell table:style-name="表4.C2" office:value-type="string">
            <text:p text:style-name="P2">thanh[철봉~1 sắt này rất nặng.</text:p>
          </table:table-cell>
        </table:table-row>
      </table:table>
      <text:p text:style-name="P2">//20210212_130159</text:p>
      <text:p text:style-name="P2"/>
      <text:p text:style-name="P24"/>
      <text:p text:style-name="P16">XXXX=================</text:p>
      <text:p text:style-name="P18"/>
      <text:p text:style-name="P16">myself / laxngs : vietnamese / phrases-1 / <text:span text:style-name="T2">20210215_090529</text:span></text:p>
      <text:list xml:id="list1342628364567677525" text:style-name="L4">
        <text:list-item>
          <text:p text:style-name="P6"><text:soft-page-break/>#r:20210212_124415</text:p>
        </text:list-item>
        <text:list-item>
          <text:p text:style-name="P6">#r:<text:span text:style-name="T6">20210211_103142</text:span>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2">a box is on the floor.</text:p>
          </table:table-cell>
          <table:table-cell table:style-name="表5.C1" office:value-type="string">
            <text:p text:style-name="P2">một hộp nằm[있습니다 trên sàn[바닥~1 nhà[집.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2">three wood boards are <text:s/>on the elevator.</text:p>
          </table:table-cell>
          <table:table-cell table:style-name="表5.C2" office:value-type="string">
            <text:p text:style-name="P2">ba tấm gỗ ở trên thang[사다리~1 máy[기계.</text:p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2">a bucket is on the stairs.</text:p>
          </table:table-cell>
          <table:table-cell table:style-name="表5.C2" office:value-type="string">
            <text:p text:style-name="P2">một cái xô[양동이 ở trên cầu[계단~1;다리 thang[사다리.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2"><text:s/>can you pass the bucket to me?</text:p>
          </table:table-cell>
          <table:table-cell table:style-name="表5.C2" office:value-type="string">
            <text:p text:style-name="P2">bạn có thể[할 수있다 chuyển cái xô cho[나에게주세요~1 tôi?</text:p>
          </table:table-cell>
        </table:table-row>
      </table:table>
      <text:p text:style-name="P2">//20210215_090516</text:p>
      <text:p text:style-name="P2"/>
      <text:p text:style-name="P24"/>
      <text:p text:style-name="P16">XXXX=================</text:p>
      <text:p text:style-name="P18">myself / langs : vietnamese / phrases-1 / <text:span text:style-name="T2">20210216_100411</text:span></text:p>
      <text:list xml:id="list33599662" text:continue-list="list4207667200612531425" text:style-name="L3">
        <text:list-item>
          <text:p text:style-name="P5">#r:<text:span text:style-name="T7">20210215_090529</text:span></text:p>
        </text:list-item>
        <text:list-item>
          <text:p text:style-name="P15">#r:20210212_124415</text:p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">1</text:p>
          </table:table-cell>
          <table:table-cell table:style-name="表6.B1" office:value-type="string">
            <text:p text:style-name="P2">a nail is sticking out on the board.</text:p>
          </table:table-cell>
          <table:table-cell table:style-name="表6.C1" office:value-type="string">
            <text:p text:style-name="P2">một cái đinh[네일 đang[밖<text:soft-page-break/>으로 찌르고있다 ~1 thò ra[밖 trên bảng.</text:p>
          </table:table-cell>
        </table:table-row>
        <table:table-row>
          <table:table-cell table:style-name="表6.A2" office:value-type="float" office:value="2">
            <text:p text:style-name="P1">2</text:p>
          </table:table-cell>
          <table:table-cell table:style-name="表6.B2" office:value-type="string">
            <text:p text:style-name="P2">his hand got injured by the nail</text:p>
          </table:table-cell>
          <table:table-cell table:style-name="表6.C2" office:value-type="string">
            <text:p text:style-name="P2">tay anh ấy bị[다쳐서~1 thương bởi cái đinh</text:p>
          </table:table-cell>
        </table:table-row>
      </table:table>
      <text:p text:style-name="P2">//20210216_110720</text:p>
      <text:p text:style-name="P2"/>
      <text:p text:style-name="P2"/>
      <text:p text:style-name="P24"/>
      <text:p text:style-name="P16">XXXX=================</text:p>
      <text:p text:style-name="P18">myself / langs : vietnamese / phrases-1 / <text:span text:style-name="T2">XXX</text:span></text:p>
      <text:list xml:id="list7431392213020362852" text:style-name="L5">
        <text:list-item>
          <text:p text:style-name="P7">review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7">#20210216_100411</text:p>
          </table:table-cell>
        </table:table-row>
        <table:table-row>
          <table:table-cell table:style-name="表7.A2" office:value-type="string">
            <text:p text:style-name="P2">#20210215_090529</text:p>
          </table:table-cell>
        </table:table-row>
      </table:table>
      <text:list xml:id="list33598509" text:continue-numbering="true" text:style-name="L5">
        <text:list-item>
          <text:p text:style-name="P7"/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">1</text:p>
          </table:table-cell>
          <table:table-cell table:style-name="表8.B1" office:value-type="string">
            <text:p text:style-name="P2">where do you live?</text:p>
          </table:table-cell>
          <table:table-cell table:style-name="表8.C1" office:value-type="string">
            <text:p text:style-name="P2">bạn sống[생활 ở đâu?</text:p>
          </table:table-cell>
        </table:table-row>
        <table:table-row>
          <table:table-cell table:style-name="表8.A2" office:value-type="float" office:value="2">
            <text:p text:style-name="P1">2</text:p>
          </table:table-cell>
          <table:table-cell table:style-name="表8.B2" office:value-type="string">
            <text:p text:style-name="P2">where is your company located?</text:p>
          </table:table-cell>
          <table:table-cell table:style-name="表8.C2" office:value-type="string">
            <text:p text:style-name="P2">công[공공의:회사~1 ty của bạn nằm ở đâu?</text:p>
          </table:table-cell>
        </table:table-row>
        <table:table-row>
          <table:table-cell table:style-name="表8.A2" office:value-type="float" office:value="3">
            <text:p text:style-name="P1">3</text:p>
          </table:table-cell>
          <table:table-cell table:style-name="表8.B2" office:value-type="string">
            <text:p text:style-name="P2">from where did you come here this morning?</text:p>
          </table:table-cell>
          <table:table-cell table:style-name="表8.C2" office:value-type="string">
            <text:p text:style-name="P2">bạn đến[왔다 đây từ đâu sáng[오늘 아침~1 nay?</text:p>
          </table:table-cell>
        </table:table-row>
      </table:table>
      <text:p text:style-name="P2"><text:soft-page-break/>//20210217_124512</text:p>
      <text:p text:style-name="P2"/>
      <text:p text:style-name="P24"/>
      <text:p text:style-name="P16">XXXX=================</text:p>
      <text:p text:style-name="P18">myself / langs : vietnamese / phrases-1 / <text:span text:style-name="T2">XXX</text:span></text:p>
      <text:list xml:id="list33616901" text:continue-numbering="true" text:style-name="L5">
        <text:list-item>
          <text:p text:style-name="P7">review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#20210217_124512</text:p>
          </table:table-cell>
        </table:table-row>
        <table:table-row>
          <table:table-cell table:style-name="表9.A2" office:value-type="string">
            <text:p text:style-name="P17">#20210216_100411</text:p>
          </table:table-cell>
        </table:table-row>
      </table:table>
      <text:list xml:id="list33597559" text:continue-numbering="true" text:style-name="L5">
        <text:list-item>
          <text:p text:style-name="P7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">1</text:p>
          </table:table-cell>
          <table:table-cell table:style-name="表10.B1" office:value-type="string">
            <text:p text:style-name="P2">this thing is very heavy. you do not need to move it.</text:p>
          </table:table-cell>
          <table:table-cell table:style-name="表10.C1" office:value-type="string">
            <text:p text:style-name="P2">thứ này rất nặng. bạn không cần phải di[이동~1 chuyển nó.</text:p>
          </table:table-cell>
        </table:table-row>
        <table:table-row>
          <table:table-cell table:style-name="表10.A2" office:value-type="float" office:value="2">
            <text:p text:style-name="P1">2</text:p>
          </table:table-cell>
          <table:table-cell table:style-name="表10.B2" office:value-type="string">
            <text:p text:style-name="P2">did you eat meal already? are you thirsty?</text:p>
          </table:table-cell>
          <table:table-cell table:style-name="表10.C2" office:value-type="string">
            <text:p text:style-name="P2">bạn đã ăn bữa[식사~1 ăn chưa? bạn có khát[물기 없는~1 nước?</text:p>
          </table:table-cell>
        </table:table-row>
        <table:table-row>
          <table:table-cell table:style-name="表10.A2" office:value-type="float" office:value="3">
            <text:p text:style-name="P1">3</text:p>
          </table:table-cell>
          <table:table-cell table:style-name="表10.B2" office:value-type="string">
            <text:p text:style-name="P2">by : he was hit by this iron rod.</text:p>
          </table:table-cell>
          <table:table-cell table:style-name="表10.C2" office:value-type="string">
            <text:p text:style-name="P2">anh ta bị đánh[맞았습니다 vào gậy[쇠막대~1 sắt này.</text:p>
          </table:table-cell>
        </table:table-row>
      </table:table>
      <text:p text:style-name="P2">//20210218_132152</text:p>
      <text:p text:style-name="P2"/>
      <text:p text:style-name="P24"/>
      <text:p text:style-name="P16">XXXX=================</text:p>
      <text:p text:style-name="P18">myself / langs : vietnamese / phrases-1 / <text:span text:style-name="T2">20210219_082436</text:span></text:p>
      <text:list xml:id="list948700483185300446" text:style-name="L6">
        <text:list-item>
          <text:p text:style-name="P8"><text:soft-page-break/>review</text:p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2">#20210218_132152</text:p>
          </table:table-cell>
        </table:table-row>
        <table:table-row>
          <table:table-cell table:style-name="表11.A2" office:value-type="string">
            <text:p text:style-name="P2">#20210217_124512</text:p>
          </table:table-cell>
        </table:table-row>
      </table:table>
      <text:list xml:id="list33584738" text:continue-numbering="true" text:style-name="L6">
        <text:list-item>
          <text:p text:style-name="P8"/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">1</text:p>
          </table:table-cell>
          <table:table-cell table:style-name="表12.B1" office:value-type="string">
            <text:p text:style-name="P2">by : I come here by train.</text:p>
          </table:table-cell>
          <table:table-cell table:style-name="表12.C1" office:value-type="string">
            <text:p text:style-name="P2">Tôi đến đây bằng tàu[기차~1 hỏa.</text:p>
          </table:table-cell>
        </table:table-row>
        <table:table-row>
          <table:table-cell table:style-name="表12.A2" office:value-type="float" office:value="2">
            <text:p text:style-name="P1">2</text:p>
          </table:table-cell>
          <table:table-cell table:style-name="表12.B2" office:value-type="string">
            <text:p text:style-name="P2">where are you from in Vietnam?</text:p>
          </table:table-cell>
          <table:table-cell table:style-name="表12.C2" office:value-type="string">
            <text:p text:style-name="P2">bạn đến từ đâu ở việt nam</text:p>
          </table:table-cell>
        </table:table-row>
        <table:table-row>
          <table:table-cell table:style-name="表12.A2" office:value-type="float" office:value="3">
            <text:p text:style-name="P1">3</text:p>
          </table:table-cell>
          <table:table-cell table:style-name="表12.B2" office:value-type="string">
            <text:p text:style-name="P2">here is a hole. it is dangerous. I do not have a rope.</text:p>
          </table:table-cell>
          <table:table-cell table:style-name="表12.C2" office:value-type="string">
            <text:p text:style-name="P2">đây là một cái lỗ[구멍. nó nguy[위험~1:위험 hiểm[위험한. Tôi không có một sợi[로프~1:원사 dây[코드.</text:p>
          </table:table-cell>
        </table:table-row>
      </table:table>
      <text:p text:style-name="P2">//20210219_084557</text:p>
      <text:p text:style-name="P2"/>
      <text:p text:style-name="P24"/>
      <text:p text:style-name="P16">XXXX=================</text:p>
      <text:p text:style-name="P18">myself / langs : vietnamese / phrases-1 / <text:span text:style-name="T2">20210221_141037</text:span></text:p>
      <text:list xml:id="list717453181539262520" text:style-name="L7">
        <text:list-item>
          <text:p text:style-name="P9">review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7">#20210219_082436</text:p>
          </table:table-cell>
        </table:table-row>
        <table:table-row>
          <table:table-cell table:style-name="表13.A2" office:value-type="string">
            <text:p text:style-name="P2">#20210218_132152</text:p>
          </table:table-cell>
        </table:table-row>
      </table:table>
      <text:list xml:id="list33611088" text:continue-numbering="true" text:style-name="L7">
        <text:list-item>
          <text:p text:style-name="P9"/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ext:soft-page-break/>
        <table:table-row>
          <table:table-cell table:style-name="表14.A1" office:value-type="float" office:value="1">
            <text:p text:style-name="P1">1</text:p>
          </table:table-cell>
          <table:table-cell table:style-name="表14.B1" office:value-type="string">
            <text:p text:style-name="P2">we put concrete around the elevator.</text:p>
          </table:table-cell>
          <table:table-cell table:style-name="表14.C1" office:value-type="string">
            <text:p text:style-name="P2">chúng[그들;우리~1 tôi đổ[붓다 bê[콘크리트~1 tông xung[주위에~1 quanh thang[엘리베이터~1;사다리 máy.</text:p>
          </table:table-cell>
        </table:table-row>
        <table:table-row>
          <table:table-cell table:style-name="表14.A2" office:value-type="float" office:value="2">
            <text:p text:style-name="P1">2</text:p>
          </table:table-cell>
          <table:table-cell table:style-name="表14.B2" office:value-type="string">
            <text:p text:style-name="P2">can you hold this rope for me?</text:p>
          </table:table-cell>
          <table:table-cell table:style-name="表14.C2" office:value-type="string">
            <text:p text:style-name="P2">bạn có thể[할 수있다 giữ[보류 sợi dây này cho tôi?</text:p>
          </table:table-cell>
        </table:table-row>
        <table:table-row>
          <table:table-cell table:style-name="表14.A2" office:value-type="float" office:value="3">
            <text:p text:style-name="P1">3</text:p>
          </table:table-cell>
          <table:table-cell table:style-name="表14.B2" office:value-type="string">
            <text:p text:style-name="P2">conditions : where do you have pain?</text:p>
          </table:table-cell>
          <table:table-cell table:style-name="表14.C2" office:value-type="string">
            <text:p text:style-name="P2">bạn bị[있다 đau[고통 ở đâu?</text:p>
          </table:table-cell>
        </table:table-row>
        <table:table-row>
          <table:table-cell table:style-name="表14.A2" office:value-type="float" office:value="4">
            <text:p text:style-name="P1">4</text:p>
          </table:table-cell>
          <table:table-cell table:style-name="表14.B2" office:value-type="string">
            <text:p text:style-name="P2">do you feel sick now?</text:p>
          </table:table-cell>
          <table:table-cell table:style-name="表14.C2" office:value-type="string">
            <text:p text:style-name="P2">bây[지금~1 giờ bạn có cảm thấy[feel sick~1 ốm không?</text:p>
          </table:table-cell>
        </table:table-row>
      </table:table>
      <text:p text:style-name="P2">//20210221_142842</text:p>
      <text:p text:style-name="P2"/>
      <text:p text:style-name="P24"/>
      <text:p text:style-name="P16">XXXX=================</text:p>
      <text:p text:style-name="P18">myself / langs : vietnamese / phrases-1 / <text:span text:style-name="T2">20210223_110501</text:span></text:p>
      <text:list xml:id="list33603383" text:continue-list="list33597559" text:style-name="L5">
        <text:list-item>
          <text:p text:style-name="P7">review</text:p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7">#20210221_141037</text:p>
          </table:table-cell>
        </table:table-row>
        <table:table-row>
          <table:table-cell table:style-name="表15.A2" office:value-type="string">
            <text:p text:style-name="P17">#20210219_082436</text:p>
          </table:table-cell>
        </table:table-row>
      </table:table>
      <text:list xml:id="list33586018" text:continue-numbering="true" text:style-name="L5">
        <text:list-item>
          <text:p text:style-name="P7"/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ext:soft-page-break/>
        <table:table-row>
          <table:table-cell table:style-name="表16.A1" office:value-type="float" office:value="1">
            <text:p text:style-name="P1">1</text:p>
          </table:table-cell>
          <table:table-cell table:style-name="表16.B1" office:value-type="string">
            <text:p text:style-name="P2">where is it located in Vietnam? south, north, center?</text:p>
          </table:table-cell>
          <table:table-cell table:style-name="表16.C1" office:value-type="string">
            <text:p text:style-name="P2">nó[어디에 있습니까?~3 nằm[ ở đâu tại[에 việt nam? nam[남쪽, bắc[북쪽, trung[중앙~1 tâm[센터?</text:p>
          </table:table-cell>
        </table:table-row>
        <table:table-row>
          <table:table-cell table:style-name="表16.A2" office:value-type="float" office:value="2">
            <text:p text:style-name="P1">2</text:p>
          </table:table-cell>
          <table:table-cell table:style-name="表16.B2" office:value-type="string">
            <text:p text:style-name="P2">when did you come to Japan?</text:p>
          </table:table-cell>
          <table:table-cell table:style-name="表16.C2" office:value-type="string">
            <text:p text:style-name="P2">bạn đến[왔다 Nhật Bản khi[언제~1 nào?</text:p>
          </table:table-cell>
        </table:table-row>
        <table:table-row>
          <table:table-cell table:style-name="表16.A2" office:value-type="float" office:value="3">
            <text:p text:style-name="P1">3</text:p>
          </table:table-cell>
          <table:table-cell table:style-name="表16.B2" office:value-type="string">
            <text:p text:style-name="P2">I came to japan two years ago.</text:p>
          </table:table-cell>
          <table:table-cell table:style-name="表16.C2" office:value-type="string">
            <text:p text:style-name="P2">Tôi đến Nhật Bản hai năm[년 trước[전에.</text:p>
          </table:table-cell>
        </table:table-row>
        <table:table-row>
          <table:table-cell table:style-name="表16.A2" office:value-type="float" office:value="4">
            <text:p text:style-name="P1">4</text:p>
          </table:table-cell>
          <table:table-cell table:style-name="表16.B2" office:value-type="string">
            <text:p text:style-name="P2">you live in japan for a long time.</text:p>
          </table:table-cell>
          <table:table-cell table:style-name="表16.C2" office:value-type="string">
            <text:p text:style-name="P2">bạn sống ở Nhật Bản trong một[시간~2 thời gian dài[긴.</text:p>
          </table:table-cell>
        </table:table-row>
      </table:table>
      <text:p text:style-name="P2">//20210223_112159</text:p>
      <text:p text:style-name="P2"/>
      <text:p text:style-name="P24"/>
      <text:p text:style-name="P16">XXXX=================</text:p>
      <text:p text:style-name="P18">myself / langs : vietnamese / phrases-1 / <text:span text:style-name="T2">20210224_101633</text:span></text:p>
      <text:list xml:id="list8964445986072809764" text:style-name="L8">
        <text:list-item>
          <text:p text:style-name="P10">review</text:p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17">#20210223_110501</text:p>
          </table:table-cell>
        </table:table-row>
        <table:table-row>
          <table:table-cell table:style-name="表17.A2" office:value-type="string">
            <text:p text:style-name="P17">20210221_141037</text:p>
          </table:table-cell>
        </table:table-row>
      </table:table>
      <text:list xml:id="list4859341864263388708" text:style-name="L9">
        <text:list-item>
          <text:p text:style-name="P11"/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1">1</text:p>
          </table:table-cell>
          <table:table-cell table:style-name="表18.B1" office:value-type="string">
            <text:p text:style-name="P2">I understand. that <text:soft-page-break/>is right.</text:p>
          </table:table-cell>
          <table:table-cell table:style-name="表18.C1" office:value-type="string">
            <text:p text:style-name="P2">Tôi hiểu[이해하다. đó[그건<text:soft-page-break/>~1 là đúng[맞다.</text:p>
          </table:table-cell>
        </table:table-row>
        <table:table-row>
          <table:table-cell table:style-name="表18.A2" office:value-type="float" office:value="2">
            <text:p text:style-name="P1">2</text:p>
          </table:table-cell>
          <table:table-cell table:style-name="表18.B2" office:value-type="string">
            <text:p text:style-name="P2">can you say it again? slowly?</text:p>
          </table:table-cell>
          <table:table-cell table:style-name="表18.C2" office:value-type="string">
            <text:p text:style-name="P2">bạn có thể nói[말하다 lại[다시 lần[타임스 nữa[다시 không? chậm rãi?</text:p>
          </table:table-cell>
        </table:table-row>
      </table:table>
      <text:p text:style-name="P2">//20210224_104240</text:p>
      <text:p text:style-name="P2"/>
      <text:p text:style-name="P24"/>
      <text:p text:style-name="P16">XXXX=================</text:p>
      <text:p text:style-name="P18">myself / langs : vietnamese / phrases-1 / <text:span text:style-name="T2">20210226_141616</text:span></text:p>
      <text:list xml:id="list33615738" text:continue-list="list33586018" text:style-name="L5">
        <text:list-item>
          <text:p text:style-name="P7">review</text:p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17">#20210224_101633</text:p>
          </table:table-cell>
        </table:table-row>
        <table:table-row>
          <table:table-cell table:style-name="表19.A2" office:value-type="string">
            <text:p text:style-name="P17">20210223_110501</text:p>
          </table:table-cell>
        </table:table-row>
      </table:table>
      <text:list xml:id="list33615586" text:continue-numbering="true" text:style-name="L5">
        <text:list-item>
          <text:p text:style-name="P7"/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1">1</text:p>
          </table:table-cell>
          <table:table-cell table:style-name="表20.B1" office:value-type="string">
            <text:p text:style-name="P2">transportation : I use train to go there.</text:p>
          </table:table-cell>
          <table:table-cell table:style-name="表20.C1" office:value-type="string">
            <text:p text:style-name="P2">Tôi sử[사용하다~2 dụng tàu[기차~1 hỏa để[To get there~2 đến đó.</text:p>
          </table:table-cell>
        </table:table-row>
        <table:table-row>
          <table:table-cell table:style-name="表20.A2" office:value-type="float" office:value="2">
            <text:p text:style-name="P1">2</text:p>
          </table:table-cell>
          <table:table-cell table:style-name="表20.B2" office:value-type="string">
            <text:p text:style-name="P2">vehicle : I have a bicycle at home.</text:p>
          </table:table-cell>
          <table:table-cell table:style-name="表20.C2" office:value-type="string">
            <text:p text:style-name="P2">Tôi có một chiếc[자전거~2 xe đạp ở nhà.</text:p>
          </table:table-cell>
        </table:table-row>
      </table:table>
      <text:p text:style-name="P2">//20210226_142356</text:p>
      <text:p text:style-name="P2"/>
      <text:p text:style-name="P24"/>
      <text:p text:style-name="P16"><text:soft-page-break/>XXXX=================</text:p>
      <text:p text:style-name="P18">myself / langs : vietnamese / phrases-1 / <text:span text:style-name="T2">20210301_171110</text:span></text:p>
      <text:list xml:id="list33594710" text:continue-numbering="true" text:style-name="L5">
        <text:list-item>
          <text:p text:style-name="P7">review</text:p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17">#20210226_141616</text:p>
          </table:table-cell>
        </table:table-row>
        <table:table-row>
          <table:table-cell table:style-name="表21.A2" office:value-type="string">
            <text:p text:style-name="P17">#20210224_101633</text:p>
          </table:table-cell>
        </table:table-row>
      </table:table>
      <text:list xml:id="list33590504" text:continue-numbering="true" text:style-name="L5">
        <text:list-item>
          <text:p text:style-name="P7"/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">1</text:p>
          </table:table-cell>
          <table:table-cell table:style-name="表22.B1" office:value-type="string">
            <text:p text:style-name="P2">here is water. please drink this.</text:p>
          </table:table-cell>
          <table:table-cell table:style-name="表22.C1" office:value-type="string">
            <text:p text:style-name="P2">đây là nước. hãy uống cái này.</text:p>
          </table:table-cell>
        </table:table-row>
        <table:table-row>
          <table:table-cell table:style-name="表22.A2" office:value-type="float" office:value="2">
            <text:p text:style-name="P1">2</text:p>
          </table:table-cell>
          <table:table-cell table:style-name="表22.B2" office:value-type="string">
            <text:p text:style-name="P2">degree : can you pull this rope a little?</text:p>
          </table:table-cell>
          <table:table-cell table:style-name="表22.C2" office:value-type="string">
            <text:p text:style-name="P2">độ: bạn có thể kéo sợi dây này một chút?</text:p>
          </table:table-cell>
        </table:table-row>
        <table:table-row>
          <table:table-cell table:style-name="表22.A2" office:value-type="float" office:value="3">
            <text:p text:style-name="P1">3</text:p>
          </table:table-cell>
          <table:table-cell table:style-name="表22.B2" office:value-type="string">
            <text:p text:style-name="P2">that is good. please do it.</text:p>
          </table:table-cell>
          <table:table-cell table:style-name="表22.C2" office:value-type="string">
            <text:p text:style-name="P2">đó là tốt. hãy làm điều đó.</text:p>
          </table:table-cell>
        </table:table-row>
      </table:table>
      <text:p text:style-name="P2">//20210301_171950</text:p>
      <text:p text:style-name="P2"/>
      <text:p text:style-name="P24"/>
      <text:p text:style-name="P16">XXXX=================</text:p>
      <text:p text:style-name="P18">myself / langs : vietnamese / phrases-1 / <text:span text:style-name="T2">20210302_110503</text:span></text:p>
      <text:list xml:id="list33589914" text:continue-numbering="true" text:style-name="L5">
        <text:list-item>
          <text:p text:style-name="P7">review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17">#20210301_171110</text:p>
          </table:table-cell>
        </table:table-row>
        <table:table-row>
          <table:table-cell table:style-name="表23.A2" office:value-type="string">
            <text:p text:style-name="P17">#20210226_141616</text:p>
          </table:table-cell>
        </table:table-row>
      </table:table>
      <text:list xml:id="list33600703" text:continue-numbering="true" text:style-name="L5">
        <text:list-item>
          <text:p text:style-name="P7"/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ext:soft-page-break/>
        <table:table-row>
          <table:table-cell table:style-name="表24.A1" office:value-type="float" office:value="1">
            <text:p text:style-name="P1">1</text:p>
          </table:table-cell>
          <table:table-cell table:style-name="表24.B1" office:value-type="string">
            <text:p text:style-name="P2">degree : we bring in much of concrete today.</text:p>
          </table:table-cell>
          <table:table-cell table:style-name="表24.C1" office:value-type="string">
            <text:p text:style-name="P2">mức độ: chúng tôi mang[가져오다~1 lại nhiều[많은 bê tông hôm nay.</text:p>
          </table:table-cell>
        </table:table-row>
        <table:table-row>
          <table:table-cell table:style-name="表24.A2" office:value-type="float" office:value="2">
            <text:p text:style-name="P1">2</text:p>
          </table:table-cell>
          <table:table-cell table:style-name="表24.B2" office:value-type="string">
            <text:p text:style-name="P2">degree : this is a tall building. that is a long rope.</text:p>
          </table:table-cell>
          <table:table-cell table:style-name="表24.C2" office:value-type="string">
            <text:p text:style-name="P2">độ: đây[여기 là nhà[집 cao[높은 tầng[층. đó là một sợi dây dài.</text:p>
          </table:table-cell>
        </table:table-row>
        <table:table-row>
          <table:table-cell table:style-name="表24.A2" office:value-type="float" office:value="3">
            <text:p text:style-name="P1">3</text:p>
          </table:table-cell>
          <table:table-cell table:style-name="表24.B2" office:value-type="string">
            <text:p text:style-name="P2">do you feel sick now?</text:p>
          </table:table-cell>
          <table:table-cell table:style-name="表24.C2" office:value-type="string">
            <text:p text:style-name="P2">bây[지금~1 giờ[시간 bạn có cảm thấy ốm không?</text:p>
          </table:table-cell>
        </table:table-row>
      </table:table>
      <text:p text:style-name="P2">//20210302_112328</text:p>
      <text:p text:style-name="P2"/>
      <text:p text:style-name="P24"/>
      <text:p text:style-name="P16">XXXX=================</text:p>
      <text:p text:style-name="P19">myself / langs : vietnamese / phrases-1 / 20210303_131237</text:p>
      <text:list xml:id="list33616724" text:continue-numbering="true" text:style-name="L5">
        <text:list-item>
          <text:p text:style-name="P7">review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18"><text:span text:style-name="T2">#20210302_110503</text:span></text:p>
          </table:table-cell>
        </table:table-row>
        <table:table-row>
          <table:table-cell table:style-name="表25.A2" office:value-type="string">
            <text:p text:style-name="P18"><text:span text:style-name="T2">20210301_171110</text:span></text:p>
          </table:table-cell>
        </table:table-row>
      </table:table>
      <text:list xml:id="list33606784" text:continue-numbering="true" text:style-name="L5">
        <text:list-item>
          <text:p text:style-name="P7"/>
        </text:list-item>
      </text:list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2">I am very tired. it is a long day.</text:p>
          </table:table-cell>
          <table:table-cell table:style-name="表26.C1" office:value-type="string">
            <text:p text:style-name="P2">Tôi rất mệt. đó là một ngày dài.</text:p>
          </table:table-cell>
        </table:table-row>
        <table:table-row>
          <table:table-cell table:style-name="表26.A2" office:value-type="float" office:value="2">
            <text:p text:style-name="P1">2</text:p>
          </table:table-cell>
          <table:table-cell table:style-name="表26.B2" office:value-type="string">
            <text:p text:style-name="P2">please move this box to over there.</text:p>
          </table:table-cell>
          <table:table-cell table:style-name="表26.C2" office:value-type="string">
            <text:p text:style-name="P2">xin vui lòng chuyển hộp này sang[...에 đó.</text:p>
          </table:table-cell>
        </table:table-row>
        <text:soft-page-break/>
        <table:table-row>
          <table:table-cell table:style-name="表26.A2" office:value-type="float" office:value="3">
            <text:p text:style-name="P1">3</text:p>
          </table:table-cell>
          <table:table-cell table:style-name="表26.B2" office:value-type="string">
            <text:p text:style-name="P2">when : when did you sleep last night?</text:p>
          </table:table-cell>
          <table:table-cell table:style-name="表26.C2" office:value-type="string">
            <text:p text:style-name="P2">when: bạn ngủ[자다 đêm[밤;어젯밤에~2 qua[으로 khi[때;언제?~1 nào?</text:p>
          </table:table-cell>
        </table:table-row>
      </table:table>
      <text:p text:style-name="P2">//20210303_133646</text:p>
      <text:p text:style-name="P2"/>
      <text:p text:style-name="P24">@@@</text:p>
      <text:p text:style-name="P16">XXXX=================</text:p>
      <text:p text:style-name="P19">myself / langs : vietnamese / phrases-1 / <text:span text:style-name="T2">XXX</text:span></text:p>
      <text:list xml:id="list5221230594965938409" text:style-name="L12">
        <text:list-item>
          <text:p text:style-name="P14">review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2"/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3611378" text:continue-numbering="true" text:style-name="L12">
        <text:list-item>
          <text:p text:style-name="P14"/>
        </text:list-item>
      </text:list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float" office:value="1">
            <text:p text:style-name="P1">1</text:p>
          </table:table-cell>
          <table:table-cell table:style-name="表32.B1" office:value-type="string">
            <text:p text:style-name="P2"/>
          </table:table-cell>
          <table:table-cell table:style-name="表32.C1" office:value-type="string">
            <text:p text:style-name="P2"/>
          </table:table-cell>
        </table:table-row>
        <table:table-row>
          <table:table-cell table:style-name="表32.A2" office:value-type="float" office:value="2">
            <text:p text:style-name="P1">2</text:p>
          </table:table-cell>
          <table:table-cell table:style-name="表32.B2" office:value-type="string">
            <text:p text:style-name="P2"/>
          </table:table-cell>
          <table:table-cell table:style-name="表32.C2" office:value-type="string">
            <text:p text:style-name="P2"/>
          </table:table-cell>
        </table:table-row>
        <table:table-row>
          <table:table-cell table:style-name="表32.A2" office:value-type="float" office:value="3">
            <text:p text:style-name="P1">3</text:p>
          </table:table-cell>
          <table:table-cell table:style-name="表32.B2" office:value-type="string">
            <text:p text:style-name="P2"/>
          </table:table-cell>
          <table:table-cell table:style-name="表32.C2" office:value-type="string">
            <text:p text:style-name="P2"/>
          </table:table-cell>
        </table:table-row>
      </table:table>
      <text:p text:style-name="P2">//</text:p>
      <text:p text:style-name="P2"/>
      <text:p text:style-name="P2"/>
      <text:p text:style-name="P2"/>
      <text:p text:style-name="P21">-------------------- TEMPLATE 20210209_084808</text:p>
      <text:p text:style-name="P16">XXXX=================</text:p>
      <text:p text:style-name="P19">myself / langs : vietnamese / phrases-1 / <text:span text:style-name="T2">XXX</text:span></text:p>
      <text:list xml:id="list33586095" text:continue-list="list33606784" text:style-name="L5">
        <text:list-item>
          <text:p text:style-name="P7">review</text:p>
        </text:list-item>
      </text:list>
      <table:table table:name="表27" table:style-name="表27">
        <table:table-column table:style-name="表27.A"/>
        <text:soft-page-break/>
        <table:table-row>
          <table:table-cell table:style-name="表27.A1" office:value-type="string">
            <text:p text:style-name="P2"/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3613936" text:continue-numbering="true" text:style-name="L5">
        <text:list-item>
          <text:p text:style-name="P7"/>
        </text:list-item>
      </text:list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float" office:value="1">
            <text:p text:style-name="P1">1</text:p>
          </table:table-cell>
          <table:table-cell table:style-name="表28.B1" office:value-type="string">
            <text:p text:style-name="P2"/>
          </table:table-cell>
          <table:table-cell table:style-name="表28.C1" office:value-type="string">
            <text:p text:style-name="P2"/>
          </table:table-cell>
        </table:table-row>
        <table:table-row>
          <table:table-cell table:style-name="表28.A2" office:value-type="float" office:value="2">
            <text:p text:style-name="P1">2</text:p>
          </table:table-cell>
          <table:table-cell table:style-name="表28.B2" office:value-type="string">
            <text:p text:style-name="P2"/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float" office:value="3">
            <text:p text:style-name="P1">3</text:p>
          </table:table-cell>
          <table:table-cell table:style-name="表28.B2" office:value-type="string">
            <text:p text:style-name="P2"/>
          </table:table-cell>
          <table:table-cell table:style-name="表28.C2" office:value-type="string">
            <text:p text:style-name="P2"/>
          </table:table-cell>
        </table:table-row>
      </table:table>
      <text:p text:style-name="P2">//</text:p>
      <text:p text:style-name="P2"/>
      <text:p text:style-name="P22">--------------------------------- <text:span text:style-name="T5">후보</text:span> : 20210212_130500</text:p>
      <text:p text:style-name="P22">%%%</text:p>
      <text:p text:style-name="P21"/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float" office:value="1">
            <text:p text:style-name="P1">1</text:p>
          </table:table-cell>
          <table:table-cell table:style-name="表29.B1" office:value-type="string">
            <text:p text:style-name="P2">a nail was sticking out on the board.</text:p>
          </table:table-cell>
          <table:table-cell table:style-name="表29.C1" office:value-type="string">
            <text:p text:style-name="P22">20210212_130500</text:p>
          </table:table-cell>
        </table:table-row>
        <table:table-row>
          <table:table-cell table:style-name="表29.A2" office:value-type="float" office:value="2">
            <text:p text:style-name="P1">2</text:p>
          </table:table-cell>
          <table:table-cell table:style-name="表29.B2" office:value-type="string">
            <text:p text:style-name="P2">his hand got injured by the nail</text:p>
          </table:table-cell>
          <table:table-cell table:style-name="表29.C2" office:value-type="string">
            <text:p text:style-name="P22">20210212_130500</text:p>
          </table:table-cell>
        </table:table-row>
        <table:table-row>
          <table:table-cell table:style-name="表29.A2" office:value-type="float" office:value="3">
            <text:p text:style-name="P1">3</text:p>
          </table:table-cell>
          <table:table-cell table:style-name="表29.B2" office:value-type="string">
            <text:p text:style-name="P2">where do you live?</text:p>
          </table:table-cell>
          <table:table-cell table:style-name="表29.C2" office:value-type="string">
            <text:p text:style-name="P22">20210212_130500</text:p>
          </table:table-cell>
        </table:table-row>
        <table:table-row>
          <table:table-cell table:style-name="表29.A2" office:value-type="float" office:value="4">
            <text:p text:style-name="P1">4</text:p>
          </table:table-cell>
          <table:table-cell table:style-name="表29.B2" office:value-type="string">
            <text:p text:style-name="P2">where is your company located?</text:p>
          </table:table-cell>
          <table:table-cell table:style-name="表29.C2" office:value-type="string">
            <text:p text:style-name="P22">20210212_130500</text:p>
          </table:table-cell>
        </table:table-row>
        <table:table-row>
          <table:table-cell table:style-name="表29.A2" office:value-type="float" office:value="5">
            <text:p text:style-name="P1">5</text:p>
          </table:table-cell>
          <table:table-cell table:style-name="表29.B2" office:value-type="string">
            <text:p text:style-name="P2">from where did you come here this morning?</text:p>
          </table:table-cell>
          <table:table-cell table:style-name="表29.C2" office:value-type="string">
            <text:p text:style-name="P22">20210212_130500</text:p>
          </table:table-cell>
        </table:table-row>
        <table:table-row>
          <table:table-cell table:style-name="表29.A2" office:value-type="float" office:value="6">
            <text:p text:style-name="P1">6</text:p>
          </table:table-cell>
          <table:table-cell table:style-name="表29.B2" office:value-type="string">
            <text:p text:style-name="P2">this thing is very heavy. you do not need to move it.</text:p>
          </table:table-cell>
          <table:table-cell table:style-name="表29.C2" office:value-type="string">
            <text:p text:style-name="P2">20210215_084234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a box is on the floor. three wood <text:soft-page-break/>boards are <text:s/>on the elevator.</text:p>
          </table:table-cell>
          <table:table-cell table:style-name="表29.C2" office:value-type="string">
            <text:p text:style-name="P2">20210215_08<text:soft-page-break/>4234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a bucket is on the stairs. can you pass the bucket to me?</text:p>
          </table:table-cell>
          <table:table-cell table:style-name="表29.C2" office:value-type="string">
            <text:p text:style-name="P2">20210215_084234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did you eat meal already? are you thirsty?</text:p>
          </table:table-cell>
          <table:table-cell table:style-name="表29.C2" office:value-type="string">
            <text:p text:style-name="P2"/>
          </table:table-cell>
        </table:table-row>
        <table:table-row>
          <table:table-cell table:style-name="表29.A2" office:value-type="float" office:value="10">
            <text:p text:style-name="P1">10</text:p>
          </table:table-cell>
          <table:table-cell table:style-name="表29.B2" office:value-type="string">
            <text:p text:style-name="P2">by : he was hit by this iron rod.</text:p>
          </table:table-cell>
          <table:table-cell table:style-name="表29.C2" office:value-type="string">
            <text:p text:style-name="P2">20210216_101314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by : I come here by train.</text:p>
          </table:table-cell>
          <table:table-cell table:style-name="表29.C2" office:value-type="string">
            <text:p text:style-name="P2">20210216_101314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where are you from in Vietnam?</text:p>
          </table:table-cell>
          <table:table-cell table:style-name="表29.C2" office:value-type="string">
            <text:p text:style-name="P2">20210216_110625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here is a hole. it is dangerous. I do not have a rope.</text:p>
          </table:table-cell>
          <table:table-cell table:style-name="表29.C2" office:value-type="string">
            <text:p text:style-name="P20">20210217_123203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we put concrete around the elevator.</text:p>
          </table:table-cell>
          <table:table-cell table:style-name="表29.C2" office:value-type="string">
            <text:p text:style-name="P20">20210217_123422</text:p>
          </table:table-cell>
        </table:table-row>
        <table:table-row>
          <table:table-cell table:style-name="表29.A2" office:value-type="float" office:value="15">
            <text:p text:style-name="P1">15</text:p>
          </table:table-cell>
          <table:table-cell table:style-name="表29.B2" office:value-type="string">
            <text:p text:style-name="P2">can you hold this rope for me?</text:p>
          </table:table-cell>
          <table:table-cell table:style-name="表29.C2" office:value-type="string">
            <text:p text:style-name="P20">20210217_123601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can you move this bucket over there for me?</text:p>
          </table:table-cell>
          <table:table-cell table:style-name="表29.C2" office:value-type="string">
            <text:p text:style-name="P20">20210217_123601</text:p>
          </table:table-cell>
        </table:table-row>
        <table:table-row>
          <table:table-cell table:style-name="表29.A2" office:value-type="float" office:value="17">
            <text:p text:style-name="P1">17</text:p>
          </table:table-cell>
          <table:table-cell table:style-name="表29.B2" office:value-type="string">
            <text:p text:style-name="P2">where is it located in Vietnam? south, north, center?</text:p>
          </table:table-cell>
          <table:table-cell table:style-name="表29.C2" office:value-type="string">
            <text:p text:style-name="P20">20210217_124502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when did you come to Japan?</text:p>
          </table:table-cell>
          <table:table-cell table:style-name="表29.C2" office:value-type="string">
            <text:p text:style-name="P20">20210219_082617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I came to japan two years ago.</text:p>
          </table:table-cell>
          <table:table-cell table:style-name="表29.C2" office:value-type="string">
            <text:p text:style-name="P20">20210223_1117<text:soft-page-break/>15</text:p>
          </table:table-cell>
        </table:table-row>
        <table:table-row>
          <table:table-cell table:style-name="表29.A2">
            <text:p text:style-name="P1"/>
          </table:table-cell>
          <table:table-cell table:style-name="表29.B2" office:value-type="string">
            <text:p text:style-name="P2">you live in japan for a long time.</text:p>
          </table:table-cell>
          <table:table-cell table:style-name="表29.C2" office:value-type="string">
            <text:p text:style-name="P20">20210223_111906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when did you arrive here this morning?</text:p>
          </table:table-cell>
          <table:table-cell table:style-name="表29.C2" office:value-type="string">
            <text:p text:style-name="P20">20210219_082617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conditions : does it hurt?</text:p>
          </table:table-cell>
          <table:table-cell table:style-name="表29.C2" office:value-type="string">
            <text:p text:style-name="P20">20210219_082939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conditions : where do you have pain?</text:p>
          </table:table-cell>
          <table:table-cell table:style-name="表29.C2" office:value-type="string">
            <text:p text:style-name="P20">20210219_082939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do you feel sick now?</text:p>
          </table:table-cell>
          <table:table-cell table:style-name="表29.C2" office:value-type="string">
            <text:p text:style-name="P20">20210219_082939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when : when did you sleep last night?</text:p>
          </table:table-cell>
          <table:table-cell table:style-name="表29.C2" office:value-type="string">
            <text:p text:style-name="P20">20210219_082939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degree : can you pull this rope a little?</text:p>
          </table:table-cell>
          <table:table-cell table:style-name="表29.C2" office:value-type="string">
            <text:p text:style-name="P20">20210219_082939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degree : we bring in much of concrete today.</text:p>
          </table:table-cell>
          <table:table-cell table:style-name="表29.C2" office:value-type="string">
            <text:p text:style-name="P20">20210219_082939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degree : this is a tall building. that is a long rope.</text:p>
          </table:table-cell>
          <table:table-cell table:style-name="表29.C2" office:value-type="string">
            <text:p text:style-name="P20">20210223_112255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transportation : I use car to come here.</text:p>
          </table:table-cell>
          <table:table-cell table:style-name="表29.C2" office:value-type="string">
            <text:p text:style-name="P20">20210221_141333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transportation : I use train to go there.</text:p>
          </table:table-cell>
          <table:table-cell table:style-name="表29.C2" office:value-type="string">
            <text:p text:style-name="P20">20210221_141333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>vehicle : I have a bicycle at <text:soft-page-break/>home.</text:p>
          </table:table-cell>
          <table:table-cell table:style-name="表29.C2" office:value-type="string">
            <text:p text:style-name="P20">20210221_141333</text:p>
          </table:table-cell>
        </table:table-row>
        <table:table-row>
          <table:table-cell table:style-name="表29.A2">
            <text:p text:style-name="P1"/>
          </table:table-cell>
          <table:table-cell table:style-name="表29.B16" office:value-type="string">
            <text:p text:style-name="P2"/>
          </table:table-cell>
          <table:table-cell table:style-name="表29.C2" office:value-type="string">
            <text:p text:style-name="P20"/>
          </table:table-cell>
        </table:table-row>
      </table:table>
      <text:p text:style-name="P2"/>
      <text:p text:style-name="P21">--------------------------------------- closing : 20210209_091311</text:p>
      <text:list xml:id="list4927182421874225071" text:style-name="L10">
        <text:list-item>
          <text:p text:style-name="P12">###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>
            <text:p text:style-name="P1"/>
          </table:table-cell>
          <table:table-cell table:style-name="表30.B1" office:value-type="string">
            <text:p text:style-name="P2">start C:\WORKS_2\WS\WS_Others.JVEMV6\JVEMV6\37_miscs\9_prog_lang\end_vietnamese.bat</text:p>
          </table:table-cell>
        </table:table-row>
        <table:table-row>
          <table:table-cell table:style-name="表30.A2" office:value-type="float" office:value="1">
            <text:p text:style-name="P1">1</text:p>
          </table:table-cell>
          <table:table-cell table:style-name="表30.B2" office:value-type="string">
            <text:p text:style-name="P20">C:\WORKS_2\a &amp;&amp; r oj &amp;&amp; g a . &amp;&amp; g c -m "(myself : vietnamese) periodical updates" &amp;&amp; e &amp;&amp; p</text:p>
          </table:table-cell>
        </table:table-row>
        <table:table-row>
          <table:table-cell table:style-name="表30.A2">
            <text:p text:style-name="P1"/>
          </table:table-cell>
          <table:table-cell table:style-name="表30.B3" office:value-type="string">
            <text:p text:style-name="P2">myself vietnamese</text:p>
          </table:table-cell>
        </table:table-row>
        <table:table-row>
          <table:table-cell table:style-name="表30.A2">
            <text:p text:style-name="P1"/>
          </table:table-cell>
          <table:table-cell table:style-name="表30.B3" office:value-type="string">
            <text:p text:style-name="P2"/>
          </table:table-cell>
        </table:table-row>
      </table:table>
      <text:list xml:id="list1544482533989121397" text:style-name="L11">
        <text:list-item>
          <text:p text:style-name="P13">b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3-03T13:37:42.05</dc:date>
    <dc:creator>iwabuchi ken</dc:creator>
    <meta:editing-duration>PT7H33M10S</meta:editing-duration>
    <meta:editing-cycles>42</meta:editing-cycles>
    <meta:generator>OpenOffice/4.1.3$Win32 OpenOffice.org_project/413m1$Build-9783</meta:generator>
    <meta:document-statistic meta:table-count="32" meta:image-count="0" meta:object-count="0" meta:page-count="17" meta:paragraph-count="335" meta:word-count="1762" meta:character-count="8093"/>
  </office:meta>
</office:document-meta>
</file>